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F00000045E9F5145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Titelfolie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1.1cm" loext:decorative="false"/>
      <style:paragraph-properties style:writing-mode="lr-tb"/>
    </style:style>
    <style:style style:name="pr5" style:family="presentation" style:parent-style-name="Titel_20_und_20_Inhalt-outline1" style:list-style-name="L2">
      <style:graphic-properties fo:min-height="10.798cm" loext:decorative="false"/>
      <style:paragraph-properties style:writing-mode="lr-tb"/>
    </style:style>
    <style:style style:name="pr6" style:family="presentation" style:parent-style-name="Titel_20_und_20_Inhal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el_20_und_20_Inhalt-title">
      <style:graphic-properties fo:min-height="1.1cm" loext:decorative="false"/>
      <style:paragraph-properties style:writing-mode="lr-tb"/>
    </style:style>
    <style:style style:name="pr8" style:family="presentation" style:parent-style-name="Titel_20_und_20_Inhalt-outline1">
      <style:graphic-properties fo:min-height="17.1cm" loext:decorative="false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font-independent-line-spacing="true"/>
      <style:text-properties style:font-name="Noto Sans" fo:font-size="60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Noto Sans"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106cm" fo:line-height="100%" fo:text-align="start" fo:text-indent="0cm" style:text-autospace="ideograph-alpha" style:punctuation-wrap="hanging" style:line-break="strict"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7" style:family="paragraph">
      <style:paragraph-properties style:text-autospace="ideograph-alpha" style:line-break="strict" loext:tab-stop-distance="0cm">
        <style:tab-stops>
          <style:tab-stop style:position="0cm"/>
        </style:tab-stops>
      </style:paragraph-properties>
      <style:text-properties loext:hyphenation-no-caps="false"/>
    </style:style>
    <style:style style:name="P8" style:family="paragraph">
      <style:paragraph-properties fo:margin-left="0cm" fo:margin-right="0cm" fo:margin-top="0cm" fo:margin-bottom="0.106cm" fo:line-height="100%" fo:text-align="start" fo:text-indent="0cm" style:text-autospace="ideograph-alpha" style:punctuation-wrap="hanging" style:line-break="strict" loext:tab-stop-distance="0cm">
        <style:tab-stops>
          <style:tab-stop style:position="0cm"/>
        </style:tab-stops>
      </style:paragraph-properties>
      <style:text-properties fo:font-size="16pt" fo:hyphenate="false" loext:hyphenation-no-caps="false"/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101cm" fo:margin-bottom="0cm" fo:line-height="90%" fo:text-align="start" fo:text-indent="0cm" style:punctuation-wrap="hanging"/>
      <style:text-properties fo:hyphenate="false"/>
    </style:style>
    <style:style style:name="P11" style:family="paragraph">
      <style:paragraph-properties fo:margin-top="0.55cm" fo:margin-bottom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Noto San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de" style:country-asian="DE" style:font-style-asian="normal" style:font-weight-asian="normal" style:font-name-complex="Noto Sans Devanagari" style:font-size-complex="18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22899" loext:opacity="100%" style:text-outline="false" style:text-line-through-style="none" style:text-line-through-type="none" style:text-position="0% 100%" style:font-name="Noto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de" style:country-asian="DE" style:font-style-asian="normal" style:font-weight-asian="normal" style:font-name-complex="Noto Sans Devanagari" style:font-size-complex="18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22899" loext:opacity="100%" style:text-line-through-style="none" style:text-line-through-type="none" fo:font-size="16pt"/>
    </style:style>
    <style:style style:name="T7" style:family="text">
      <style:text-properties style:text-line-through-style="none" style:text-line-through-type="none" fo:font-size="16pt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font-name="Hack"/>
    </style:style>
    <style:style style:name="T10" style:family="text">
      <style:text-properties fo:color="#022899" loext:opacity="100%" style:font-name="Hack"/>
    </style:style>
    <style:style style:name="T11" style:family="text">
      <style:text-properties fo:color="#022899" loext:opacity="100%"/>
    </style:style>
    <style:style style:name="T12" style:family="text">
      <style:text-properties fo:color="#022899" loext:opacity="100%" style:font-name="Hack" fo:font-weight="normal" style:font-weight-asian="normal" style:font-weight-complex="normal"/>
    </style:style>
    <style:style style:name="T13" style:family="text">
      <style:text-properties fo:font-variant="normal" fo:text-transform="none" fo:color="#022899" loext:opacity="100%" style:text-outline="false" style:text-line-through-style="none" style:text-line-through-type="none" style:text-position="0% 100%" style:font-name="Hack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0pt" style:language-asian="de" style:country-asian="DE" style:font-style-asian="normal" style:font-weight-asian="normal" style:font-name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0pt" style:language-asian="de" style:country-asian="DE" style:font-style-asian="normal" style:font-weight-asian="normal" style:font-name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22899" loext:opacity="100%" style:text-outline="false" style:text-line-through-style="none" style:text-line-through-type="none" style:text-position="0% 100%" style:font-name="Noto Sans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0pt" style:language-asian="de" style:country-asian="DE" style:font-style-asian="normal" style:font-weight-asian="normal" style:font-name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Noto Sans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228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'Noto Sans'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'Noto Sans'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'Noto Sans'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'Noto Sans'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'Noto Sans'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'Noto Sans'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'Noto Sans'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'Noto Sans'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'Noto Sans'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'Noto Sans'" style:font-charset="x-symbol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1.301cm" svg:y="3.963cm" presentation:class="title" presentation:user-transformed="true">
          <draw:text-box>
            <text:p text:style-name="P1"><text:span text:style-name="T1">Informatik-Begriffsnetz</text:span><text:span text:style-name="T1"><text:line-break/></text:span><text:span text:style-name="T1">Github für HTML-Überarbeitung</text:span><text:span text:style-name="T1"><text:line-break/></text:span><text:span text:style-name="T2">Stand 11.02.2026</text:span></text:p>
          </draw:text-box>
        </draw:frame>
        <draw:frame draw:name="Untertitel 2" presentation:style-name="pr2" draw:text-style-name="P4" draw:layer="layout" svg:width="25.399cm" svg:height="4.598cm" svg:x="1.301cm" svg:y="11.1cm" presentation:class="subtitle" presentation:user-transformed="true">
          <draw:text-box>
            <text:p text:style-name="P3"><text:span text:style-name="T3">Arbeitskreis Informatik-Begriffsnetz</text:span></text:p>
            <text:p text:style-name="P3"><text:span text:style-name="T3">der GI-Fachgruppen SWT-SE und WI-V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draw:frame presentation:style-name="pr4" draw:layer="layout" svg:width="27.8cm" svg:height="1.1cm" svg:x="0.099cm" svg:y="1.85cm" presentation:class="title">
          <draw:text-box>
            <text:p>Überblick</text:p>
          </draw:text-box>
        </draw:frame>
        <draw:frame presentation:style-name="pr5" draw:text-style-name="P8" draw:layer="layout" svg:width="27.8cm" svg:height="17.35cm" svg:x="0.099cm" svg:y="3.1cm" presentation:class="outline" presentation:user-transformed="true">
          <draw:text-box>
            <text:list text:style-name="L2">
              <text:list-item>
                <text:p text:style-name="P6"><text:span text:style-name="T4">Öffentliches Repository, eingerichtet durch Gerhard Fessler (gerd196, Gerd)</text:span><text:span text:style-name="T5"><text:line-break/></text:span><text:span text:style-name="T5"><text:a xlink:href="https://github.com/gerd196/Informatikbegriffsnetz" xlink:type="simple">https://github.com/gerd196/Informatikbegriffsnetz</text:a></text:span><text:span text:style-name="T6"> </text:span></text:p>
              </text:list-item>
              <text:list-item>
                <text:p text:style-name="P6"><text:span text:style-name="T7">Inhalt: Befüllt mit den durch xmllint bearbeitete Dateien des Informatik-Begriffsnetz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Webseitenstand: Kanban 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7">Schreibender Zugriff benötigt </text:span><text:span text:style-name="T6">Username</text:span><text:span text:style-name="T7"> auf GitHub</text:span><text:span text:style-name="T7"><text:line-break/></text:span><text:span text:style-name="T6">Username</text:span><text:span text:style-name="T7"> muss in das Repository eingetragen werden</text:span></text:p>
              </text:list-item>
              <text:list-item>
                <text:p text:style-name="P6"><text:span text:style-name="T6">Lokale</text:span><text:span text:style-name="T7"> Installation von Git sehr sinnvoll</text:span></text:p>
              </text:list-item>
            </text:list>
            <text:p text:style-name="P6"><text:span text:style-name="T7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Registrierung auf GitHub (einmalig für jeden der mitarbeiten will)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5">
              <text:list-item>
                <text:p>In Browser GitHub öffnen:<text:span text:style-name="T9"> </text:span><text:span text:style-name="T10"><text:a xlink:href="https://github.com/" xlink:type="simple">https://github.com</text:a></text:span></text:p>
              </text:list-item>
              <text:list-item>
                <text:p>E-Mail-Adresse in weißes Feld eingeben<text:line-break/><text:tab/><text:tab/>Muss wegen Bestätigungs-E-Mail funktionieren</text:p>
              </text:list-item>
              <text:list-item>
                <text:p><text:span text:style-name="T10">Sign up for GitHub</text:span><text:span text:style-name="T9"> </text:span>(grünlicher Button) klicken</text:p>
              </text:list-item>
              <text:list-item>
                <text:p>Aufklappenden Bereich für Cookies im Formular „Sign up for Github“: <text:span text:style-name="T10">Reject</text:span></text:p>
              </text:list-item>
              <text:list-item>
                <text:p>Password, Username und Your Country/Region ausfüllen</text:p>
              </text:list-item>
              <text:list-item>
                <text:p><text:span text:style-name="T10">Create Account</text:span> klicken</text:p>
              </text:list-item>
              <text:list-item>
                <text:p>E-Mail empfangen</text:p>
              </text:list-item>
              <text:list-item>
                <text:p>In E-Mail enthaltenen Code eingeben</text:p>
              </text:list-item>
              <text:list-item>
                <text:p>Einloggen mit Usernamen und Passwort:<text:span text:style-name="T9"> </text:span><text:span text:style-name="T10">Sign in</text:span><text:span text:style-name="T9"> </text:span>klicken</text:p>
              </text:list-item>
              <text:list-item>
                <text:p>Username bzw. eingegebene E-Mail an<text:line-break/> <text:s text:c="3"/><text:span text:style-name="T10">gerhard.fessler@gf-qb.de</text:span><text:span text:style-name="T10"><text:line-break/></text:span>senden, um schreibenden Zugriff zu erhal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 presentation:user-transformed="true">
          <draw:text-box>
            <text:p>Repository angelegt (einmalig nach Anlegen des GitHub-Accounts durch gerd196)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5">
              <text:list-item>
                <text:p><text:span text:style-name="T10">New </text:span>klicken (grünlicher Button)</text:p>
              </text:list-item>
              <text:list-item>
                <text:p>Repository name: <text:span text:style-name="T10">Informatikbegriffsnetz </text:span></text:p>
              </text:list-item>
              <text:list-item>
                <text:p>Description: <text:span text:style-name="T11">Repository for sanitizing webpages of the Informatikbegriffsnetz</text:span></text:p>
              </text:list-item>
              <text:list-item>
                <text:p>Choose visibility: <text:span text:style-name="T10">Public</text:span></text:p>
              </text:list-item>
              <text:list-item>
                <text:p>Add README: <text:span text:style-name="T12">On</text:span></text:p>
              </text:list-item>
              <text:list-item>
                <text:p>Add .gitignore: <text:span text:style-name="T10">No .gitignore</text:span></text:p>
              </text:list-item>
              <text:list-item>
                <text:p>Add license: <text:span text:style-name="T10">Creative Commons Zero v1.0 Universal</text:span></text:p>
              </text:list-item>
              <text:list-item>
                <text:p><text:span text:style-name="T10">Create repository</text:span><text:span text:style-name="T9"> </text:span>klicken (grünlicher Button)</text:p>
              </text:list-item>
              <text:list-item>
                <text:p>README durch klicken auf Bleistiftsymbol erstellt</text:p>
              </text:list-item>
              <text:list-item>
                <text:p><text:s/><text:span text:style-name="T12">Commit changes</text:span><text:span text:style-name="T9"> </text:span>klicken (grünlicher Button)</text:p>
              </text:list-item>
              <text:list-item>
                <text:p><text:s/>Initiale commit message: <text:span text:style-name="T11">Initiales README</text:span></text:p>
              </text:list-item>
              <text:list-item>
                <text:p><text:s/>Neue Verzeichnisse hinzugefügt</text:p>
              </text:list-item>
              <text:list-item>
                <text:p><text:s/><text:span text:style-name="T11">+</text:span><text:span text:style-name="T9"> </text:span>geklickt</text:p>
              </text:list-item>
              <text:list-item>
                <text:p><text:s/><text:span text:style-name="T10">+ Create new file</text:span><text:span text:style-name="T9"> </text:span>geklickt: <text:span text:style-name="T12">Informatikbegriffsnetz/web/leer.html</text:span></text:p>
              </text:list-item>
              <text:list-item>
                <text:p><text:s/><text:span text:style-name="T10">Commit changes</text:span><text:span text:style-name="T9"> </text:span>klicken (grünlicher Button)</text:p>
              </text:list-item>
              <text:list-item>
                <text:p><text:s/><text:span text:style-name="T10">etc/leer.txt </text:span>genauso angeleg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 presentation:user-transformed="true">
          <draw:text-box>
            <text:p>GitHub-Personal Access Token (classic) erstellen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5">
              <text:list-item>
                <text:p>Einloggen in GitHub (<text:span text:style-name="T11">https://github.com</text:span>,<text:span text:style-name="T9"> </text:span><text:span text:style-name="T10">Sign in</text:span>)</text:p>
              </text:list-item>
              <text:list-item>
                <text:p>Rechts oben auf das „Photo“ klicken (farbiges Symbol im Kreis)</text:p>
              </text:list-item>
              <text:list-item>
                <text:p>Auf Menüpunkt „<text:span text:style-name="T10">Settings</text:span>“ klicken</text:p>
              </text:list-item>
              <text:list-item>
                <text:p>Linke Seite auf<text:span text:style-name="T10"> &lt;&gt; Developer settings </text:span>klicken (ganz unten)</text:p>
              </text:list-item>
              <text:list-item>
                <text:p><text:span text:style-name="T12">Personal access tokens </text:span>aufklappen</text:p>
              </text:list-item>
              <text:list-item>
                <text:p>auf<text:span text:style-name="T10"> Tokens (classic) </text:span>klicken</text:p>
              </text:list-item>
              <text:list-item>
                <text:p><text:span text:style-name="T10">Generate new token </text:span>aufklappen</text:p>
              </text:list-item>
              <text:list-item>
                <text:p><text:span text:style-name="T10">Generate new token (classic) </text:span>klicken</text:p>
              </text:list-item>
              <text:list-item>
                <text:p>Note: <text:span text:style-name="T11">Eindeutigen Namen eingeben</text:span></text:p>
              </text:list-item>
              <text:list-item>
                <text:p>Expiration:<text:span text:style-name="T9"> </text:span><text:span text:style-name="T10">No expiration</text:span></text:p>
              </text:list-item>
              <text:list-item>
                <text:p><text:s text:c="2"/><text:span text:style-name="T10">x repo</text:span></text:p>
              </text:list-item>
              <text:list-item>
                <text:p><text:s text:c="2"/><text:span text:style-name="T10">x workflow</text:span></text:p>
              </text:list-item>
              <text:list-item>
                <text:p><text:s text:c="2"/><text:span text:style-name="T10">x write:packages</text:span></text:p>
              </text:list-item>
              <text:list-item>
                <text:p><text:s text:c="2"/><text:span text:style-name="T10">x delete:packages</text:span></text:p>
              </text:list-item>
              <text:list-item>
                <text:p><text:s text:c="2"/><text:span text:style-name="T10">x admin:org</text:span></text:p>
              </text:list-item>
              <text:list-item>
                <text:p>evtl. weitere Scopes auswählen</text:p>
              </text:list-item>
              <text:list-item>
                <text:p><text:span text:style-name="T10">Generate token </text:span></text:p>
              </text:list-item>
              <text:list-item>
                <text:p>Token kopieren und an sicherer Stelle abspeiche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Token verfügbar machen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5">
              <text:list-item>
                <text:p text:style-name="P9"><text:span text:style-name="T13">GitHub CLI</text:span><text:span text:style-name="T14"> installieren, betriebssystem-abhängig: </text:span><text:span text:style-name="T15"><text:a xlink:href="https://github.com/cli/cli#installation" xlink:type="simple">GitHub CLI installieren</text:a></text:span><text:span text:style-name="T15"><text:s/></text:span><text:span text:style-name="T15"><text:line-break/></text:span>eventuell Suchpfad anpassen </text:p>
              </text:list-item>
              <text:list-item>
                <text:p>In Terminal/Konsole:<text:span text:style-name="T10"> gh auth login </text:span>aufrufen und Anweisungen folgen<text:line-break/><text:span text:style-name="T10">Github.com</text:span><text:line-break/><text:span text:style-name="T10">HTTPS</text:span><text:line-break/><text:span text:style-name="T10">Paste an authentication token: </text:span><text:span text:style-name="T16">Gespeichertes Token eingeb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Lokales Repository einrichten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4">
              <text:list-item>
                <text:p>Mit oder ohne grafische Benutzeroberfläche</text:p>
              </text:list-item>
            </text:list>
            <text:list text:style-name="L5">
              <text:list-item>
                <text:p>Geeignetes (lokales) übergeordnetes Verzeichnis einrichten<text:line-break/> <text:s text:c="3"/>Die folgenden Schritte sind Kommandozeilen</text:p>
              </text:list-item>
              <text:list-item>
                <text:p><text:span text:style-name="T10">cd </text:span>&lt;geeignetes übergeordnetes Verzeichnis&gt;</text:p>
              </text:list-item>
              <text:list-item>
                <text:p>Repository „clonen“ (Unix-Syntax)</text:p>
                <text:p><text:span text:style-name="T10">git clone https://github.com/gerd196/Informatikbegriffsnetz</text:span><text:span text:style-name="T10"><text:line-break/></text:span><text:span text:style-name="T10">cd Informatikbegriffsnetz</text:span><text:span text:style-name="T10"><text:line-break/></text:span><text:span text:style-name="T10">git config --global pull.rebase "true"</text:span></text:p>
              </text:list-item>
              <text:list-item>
                <text:p>Verbindung prüfen<text:line-break/><text:span text:style-name="T10">git remote -v</text:span></text:p>
              </text:list-item>
              <text:list-item>
                <text:p>Status prüfen<text:line-break/><text:span text:style-name="T10">git statu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(Einmaliges) initiales Befüllen des GitHub-Repositorys durch gerd196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6">
              <text:list-item>
                <text:p text:style-name="P10">In lokales Verzeichnis gehen<text:line-break/><text:span text:style-name="T10">cd </text:span>&lt;geeignetes übergeordnetes Verzeichnis&gt;<text:span text:style-name="T10">/Informatikbegriffsnetz</text:span></text:p>
              </text:list-item>
              <text:list-item>
                <text:p text:style-name="P10">Repository aktualisieren<text:line-break/><text:span text:style-name="T10">git pull origin main</text:span></text:p>
              </text:list-item>
              <text:list-item>
                <text:p text:style-name="P10"><text:span text:style-name="T17">Dateien aus dem mit xmllint bearbeiteten Kanban-Stand hereinkopiert</text:span><text:span text:style-name="T17"><text:line-break/></text:span><text:span text:style-name="T17">Unterverzeichnisse web und etc</text:span></text:p>
              </text:list-item>
              <text:list-item>
                <text:p text:style-name="P10"><text:span text:style-name="T10">git add -A</text:span></text:p>
              </text:list-item>
              <text:list-item>
                <text:p text:style-name="P10"><text:span text:style-name="T10">git commit -m "Initialisierung"</text:span></text:p>
              </text:list-item>
              <text:list-item>
                <text:p text:style-name="P10"><text:span text:style-name="T10">git push origin main </text:span></text:p>
              </text:list-item>
              <text:list-item>
                <text:p text:style-name="P9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Arbeiten mit Git und GitHub (jeder Mitwirkende, Kommandozeile, Unix-Syntax)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7">
              <text:list-item>
                <text:p>In lokales Verzeichnis gehen<text:line-break/><text:span text:style-name="T10">cd </text:span>&lt;geeignetes übergeordnetes Verzeichnis&gt;<text:span text:style-name="T10">/Informatikbegriffsnetz</text:span></text:p>
              </text:list-item>
              <text:list-item>
                <text:p>Repository aktualisieren<text:line-break/><text:span text:style-name="T10">git pull origin main</text:span></text:p>
              </text:list-item>
              <text:list-item>
                <text:p>Eigenen Arbeitsbereich einrichten (<text:span text:style-name="T11">Branch</text:span>), eventuell nur einmalig<text:line-break/><text:span text:style-name="T10">git branch </text:span>&lt;eigener branch name&gt;</text:p>
              </text:list-item>
              <text:list-item>
                <text:p>In eigenen Arbeitsbereich wechseln<text:line-break/><text:span text:style-name="T10">git checkout </text:span>&lt;eigener branch name&gt;</text:p>
              </text:list-item>
              <text:list-item>
                <text:p>Im eigenen Arbeitsbereich arbeiten, z. B. Dateien erstellen bzw. modifizieren usw.</text:p>
              </text:list-item>
              <text:list-item>
                <text:p><text:span text:style-name="T18">Nur für </text:span><text:span text:style-name="T19">neu angelegte Datei</text:span>: &lt;Dateiname&gt; in (lokalem) git registrieren (Staging)<text:line-break/><text:span text:style-name="T10">git add </text:span>&lt;Dateiname&gt;<text:line-break/>Wiederholen für andere neu angelegte Dateien. Alternative für alle neuen Dateien: <text:span text:style-name="T10">git add -Av</text:span> <text:line-break/>prüfen mit<text:span text:style-name="T10"> git status</text:span></text:p>
              </text:list-item>
              <text:list-item>
                <text:p>Neue bzw. geänderte Dateien freigeben (Commit bzw. Snapshot anlegen)<text:line-break/><text:span text:style-name="T10">git commit -m "</text:span>sinnvoller Kommentar<text:span text:style-name="T10">"</text:span></text:p>
              </text:list-item>
              <text:list-item>
                <text:p>Branch auf GitHub hochladen<text:line-break/><text:span text:style-name="T10">git push origin HEAD</text:span></text:p>
              </text:list-item>
              <text:list-item>
                <text:p>Admin bitten, Änderungen auf GitHub in main zu übernehmen<text:line-break/> <text:s/>oder: Nach einloggen in github.com selbst machen</text:p>
              </text:list-item>
            </text:list>
            <text:p/>
            <text:p>Alternative: </text:p>
            <text:p>Im Browser direkt auf GitHub editiere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Nützliche git-Kommandos</text:p>
          </draw:text-box>
        </draw:frame>
        <draw:frame presentation:style-name="pr8" draw:layer="layout" svg:width="27.8cm" svg:height="17.35cm" svg:x="0.099cm" svg:y="3.1cm" presentation:class="outline">
          <draw:text-box>
            <text:list text:style-name="L4">
              <text:list-item>
                <text:p>git status</text:p>
              </text:list-item>
              <text:list-item>
                <text:p>git remote -v</text:p>
              </text:list-item>
              <text:list-item>
                <text:p>git add -An</text:p>
              </text:list-item>
              <text:list-item>
                <text:p>git add -A</text:p>
              </text:list-item>
              <text:list-item>
                <text:p>git checkout -b &lt;branch name&gt;</text:p>
              </text:list-item>
              <text:list-item>
                <text:p>git branch</text:p>
              </text:list-item>
              <text:list-item>
                <text:p>git push origin &lt;branch name&gt;</text:p>
              </text:list-item>
              <text:list-item>
                <text:p>git log</text:p>
              </text:list-item>
              <text:list-item>
                <text:p>git remote show orig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">
        <draw:frame presentation:style-name="pr7" draw:layer="layout" svg:width="27.8cm" svg:height="1.1cm" svg:x="0.099cm" svg:y="1.85cm" presentation:class="title">
          <draw:text-box>
            <text:p>Hinweise</text:p>
          </draw:text-box>
        </draw:frame>
        <draw:frame presentation:style-name="pr8" draw:layer="layout" svg:width="27.8cm" svg:height="17.35cm" svg:x="0.099cm" svg:y="3.1cm" presentation:class="outline">
          <draw:text-box>
            <text:p>Es ist sinnvoll, eine 2-Faktor-Anmeldung auf GitHub einzurichten</text:p>
            <text:p><text:s text:c="4"/>Für das Editieren des Informatik-Begriffsnetzes aber nicht notwendig</text:p>
            <text:list text:style-name="L4">
              <text:list-item>
                <text:p>TOTP ist empfehlenswert, ein Passkey besser</text:p>
              </text:list-item>
              <text:list-item>
                <text:p>Für TOTP eine der Authenticator-Apps auf Smartphone einrichten<text:line-break/>empfehlenswert</text:p>
                <text:list>
                  <text:list-item>
                    <text:p>FreeOTP+</text:p>
                  </text:list-item>
                  <text:list-item>
                    <text:p>Aegis Authenticator</text:p>
                  </text:list-item>
                </text:list>
                <text:p>nicht empfehlenswert:</text:p>
                <text:list>
                  <text:list-item>
                    <text:p>Authenticator-Apps von Microsoft, Google usw. <text:line-break/><text:tab/> <text:s text:c="2"/>verhindern lokale Backups, Datenübertragung zu andern Apps usw.</text:p>
                  </text:list-item>
                </text:list>
              </text:list-item>
              <text:list-item>
                <text:p>FreeOTP+ und Aegis sind für Android auch über F-Droid installierbar<text:line-break/> <text:s text:c="3"/>sinnvoll, da Apps auf dem Google Playstore oft mit versteckten Datenabflüssen versehen sind</text:p>
              </text:list-item>
            </text:list>
            <text:p text:style-name="P11">Zusätzlich ist ein SSH-Zugang zu GitHub sinnvoll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1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1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1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1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1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1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text-indent="0cm"/>
      <style:text-properties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text-indent="0cm"/>
      <style:text-properties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text-indent="0cm"/>
      <style:text-properties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text-indent="0cm"/>
      <style:text-properties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text-indent="0cm"/>
      <style:text-properties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text-indent="0cm"/>
      <style:text-properties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text-indent="0cm"/>
      <style:text-properties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text-indent="0cm"/>
      <style:text-properties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text-indent="0cm"/>
      <style:text-properties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text-indent="0cm"/>
      <style:text-properties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to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18pt" fo:letter-spacing="normal" fo:language="de" fo:country="DE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57cm" fo:min-width="10.598cm" fo:padding-top="0.127cm" fo:padding-bottom="0.13cm" fo:padding-left="0.254cm" fo:padding-right="0.254cm" fo:wrap-option="no-wrap" style:writing-mode="lr-tb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/>
      <style:paragraph-properties fo:text-align="start"/>
      <style:text-properties style:font-name="Noto Sans"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Noto Sans" fo:font-size="10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Noto Sans"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5.399cm" svg:height="6.631cm" svg:x="1.432cm" svg:y="3.617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presentation:style-name="Titelfolie-outline1" draw:layer="backgroundobjects" svg:width="25.55cm" svg:height="11.048cm" svg:x="1.692cm" svg:y="4.456cm" presentation:class="outline" presentation:placeholder="true">
        <draw:text-box/>
      </draw:frame>
      <draw:frame draw:name="Grafik 10" draw:style-name="Mgr3" draw:text-style-name="MP7" draw:layer="backgroundobjects" svg:width="28cm" svg:height="1.749cm" svg:x="0cm" svg:y="0cm">
        <draw:image xlink:href="Pictures/100000000000044F00000045E9F51453.png" xlink:type="simple" xlink:show="embed" xlink:actuate="onLoad" draw:mime-type="image/png">
          <text:p/>
        </draw:image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Foliennummernplatzhalter 5" draw:style-name="Mgr4" draw:text-style-name="MP9" draw:layer="backgroundobjects" svg:width="11.105cm" svg:height="1.013cm" svg:x="8.448cm" svg:y="19.987cm">
        <text:p text:style-name="MP8"><text:span text:style-name="MT3"><text:line-break/></text:span><text:span text:style-name="MT3">www.informatikbegriffsnetz.de – Github für HTML-Überarbeitung, 2026-02-1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_20_und_20_Inhalt-title" draw:layer="backgroundobjects" svg:width="27.8cm" svg:height="1.1cm" svg:x="0.099cm" svg:y="1.85cm" presentation:class="title" presentation:placeholder="true">
        <draw:text-box/>
      </draw:frame>
      <draw:frame presentation:style-name="Titel_20_und_20_Inhalt-outline1" draw:layer="backgroundobjects" svg:width="27.8cm" svg:height="17.35cm" svg:x="0.099cm" svg:y="3.1cm" presentation:class="outline" presentation:placeholder="true">
        <draw:text-box/>
      </draw:frame>
      <draw:frame draw:name="Grafik 10" draw:style-name="Mgr3" draw:text-style-name="MP7" draw:layer="backgroundobjects" svg:width="28cm" svg:height="1.749cm" svg:x="0cm" svg:y="0.001cm">
        <draw:image xlink:href="Pictures/100000000000044F00000045E9F51453.png" xlink:type="simple" xlink:show="embed" xlink:actuate="onLoad" draw:mime-type="image/png">
          <text:p/>
        </draw:image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formatikbegriffsnetz</dc:title>
    <meta:initial-creator>Günther Müller-Luschnat</meta:initial-creator>
    <meta:editing-cycles>52</meta:editing-cycles>
    <meta:creation-date>2019-03-04T15:13:14</meta:creation-date>
    <dc:date>2026-02-12T12:13:00.975749952</dc:date>
    <meta:editing-duration>PT1H7M31S</meta:editing-duration>
    <meta:generator>LibreOffice/25.2.5.2$Linux_X86_64 LibreOffice_project/520$Build-2</meta:generator>
    <meta:document-statistic meta:object-count="73"/>
    <meta:user-defined meta:name="AppVersion">16.0000</meta:user-defined>
    <meta:user-defined meta:name="Company">iterate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